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360" officeooo:paragraph-rsid="00168360"/>
    </style:style>
    <style:style style:name="P2" style:family="paragraph" style:parent-style-name="Standard">
      <style:text-properties officeooo:paragraph-rsid="00168360"/>
    </style:style>
    <style:style style:name="P3" style:family="paragraph" style:parent-style-name="Standard">
      <style:text-properties fo:color="#a9b7c6" style:font-name="JetBrains Mono" fo:font-size="10pt" fo:font-style="normal" fo:font-weight="normal" officeooo:rsid="00168360" officeooo:paragraph-rsid="00168360" style:font-size-asian="10pt" style:font-style-asian="normal" style:font-weight-asian="normal"/>
    </style:style>
    <style:style style:name="P4" style:family="paragraph" style:parent-style-name="Standard">
      <style:text-properties fo:color="#a9b7c6" style:font-name="JetBrains Mono" fo:font-size="10pt" fo:font-style="normal" fo:font-weight="normal" officeooo:paragraph-rsid="00168360" style:font-size-asian="10pt" style:font-style-asian="normal" style:font-weight-asian="normal"/>
    </style:style>
    <style:style style:name="T1" style:family="text">
      <style:text-properties officeooo:rsid="00168360"/>
    </style:style>
    <style:style style:name="T2" style:family="text">
      <style:text-properties fo:color="#a9b7c6" style:font-name="JetBrains Mono" fo:font-size="10pt" fo:font-style="normal" fo:font-weight="normal" officeooo:rsid="00168360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JICOFO:</text:p>
      <text:p text:style-name="P2"><text:span text:style-name="T1">-Thành phần: </text:span><text:span text:style-name="T2">jetty server, smack, jitsi, jitsi-credentialsstorage, jitsi-protocol-jabber,jitsi-util</text:span></text:p>
      <text:p text:style-name="P3">,jitsi-xmpp-extensions,</text:p>
      <text:p text:style-name="P3"/>
      <text:p text:style-name="P3"/>
      <text:p text:style-name="P3"/>
      <text:p text:style-name="P3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08:53:32.975191227</meta:creation-date>
    <dc:date>2020-09-03T09:00:07.459512399</dc:date>
    <meta:editing-duration>PT6M36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3" meta:word-count="11" meta:character-count="136" meta:non-whitespace-character-count="128"/>
  </office:meta>
</office:document-meta>
</file>